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fixed"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9.8431in" fo:margin-left="-0.075in" table:align="left" style:writing-mode="lr-tb"/>
    </style:style>
    <style:style style:name="Table1.A" style:family="table-column">
      <style:table-column-properties style:column-width="1.3542in"/>
    </style:style>
    <style:style style:name="Table1.B" style:family="table-column">
      <style:table-column-properties style:column-width="5.3153in"/>
    </style:style>
    <style:style style:name="Table1.C" style:family="table-column">
      <style:table-column-properties style:column-width="3.1736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line-height="115%" fo:text-align="justify" style:justify-single-word="false"/>
      <style:text-properties fo:color="#231f20" fo:font-size="11pt" fo:language="en" fo:country="GB" style:font-size-asian="11pt" style:font-name-complex="Arial1" style:font-size-complex="11pt"/>
    </style:style>
    <style:style style:name="P2" style:family="paragraph" style:parent-style-name="Standard">
      <style:paragraph-properties fo:line-height="115%" fo:text-align="justify" style:justify-single-word="false"/>
      <style:text-properties fo:color="#231f20" style:font-name="Arial" fo:font-size="11pt" fo:language="en" fo:country="GB" style:font-size-asian="11pt" style:font-name-complex="Arial1" style:font-size-complex="11pt"/>
    </style:style>
    <style:style style:name="P3" style:family="paragraph" style:parent-style-name="Standard">
      <style:paragraph-properties fo:line-height="115%" fo:text-align="justify" style:justify-single-word="false"/>
      <style:text-properties fo:color="#231f20" style:font-name="Cambria" fo:font-size="11pt" fo:language="en" fo:country="GB" style:font-size-asian="11pt" style:font-name-complex="Times New Roman1" style:font-size-complex="11pt"/>
    </style:style>
    <style:style style:name="P4" style:family="paragraph" style:parent-style-name="Standard">
      <style:paragraph-properties fo:line-height="115%" fo:text-align="justify" style:justify-single-word="false"/>
    </style:style>
    <style:style style:name="P5" style:family="paragraph" style:parent-style-name="Standard">
      <style:paragraph-properties fo:line-height="115%" fo:text-align="justify" style:justify-single-word="false"/>
      <style:text-properties fo:font-style="italic" style:font-style-asian="italic"/>
    </style:style>
    <style:style style:name="P6" style:family="paragraph" style:parent-style-name="Standard">
      <style:paragraph-properties fo:line-height="115%" fo:text-align="justify" style:justify-single-word="false"/>
      <style:text-properties style:font-name="Verdana" fo:font-size="8pt" style:font-size-asian="8pt" style:font-size-complex="8pt"/>
    </style:style>
    <style:style style:name="P7" style:family="paragraph" style:parent-style-name="Standard">
      <style:paragraph-properties fo:margin-top="0in" fo:margin-bottom="0.139in" fo:line-height="115%" fo:text-align="center" style:justify-single-word="false"/>
    </style:style>
    <style:style style:name="P8" style:family="paragraph" style:parent-style-name="Standard" style:master-page-name="Standard">
      <style:paragraph-properties fo:margin-top="0in" fo:margin-bottom="0.139in" fo:line-height="115%" fo:text-align="justify" style:justify-single-word="false" style:page-number="auto"/>
      <style:text-properties fo:font-weight="bold" style:font-weight-asian="bold"/>
    </style:style>
    <style:style style:name="P9" style:family="paragraph" style:parent-style-name="Standard" style:master-page-name="Converted10">
      <style:paragraph-properties style:page-number="auto"/>
    </style:style>
    <style:style style:name="P10" style:family="paragraph" style:parent-style-name="Standard" style:master-page-name="Converted13">
      <style:paragraph-properties style:page-number="auto"/>
    </style:style>
    <style:style style:name="P11" style:family="paragraph" style:parent-style-name="Heading_20_1">
      <style:paragraph-properties fo:line-height="115%" fo:text-align="justify" style:justify-single-word="false"/>
    </style:style>
    <style:style style:name="P12" style:family="paragraph" style:parent-style-name="Heading_20_1" style:list-style-name="WWNum43">
      <style:paragraph-properties fo:line-height="115%" fo:text-align="justify" style:justify-single-word="false"/>
    </style:style>
    <style:style style:name="P13" style:family="paragraph" style:parent-style-name="Heading_20_1" style:list-style-name="WWNum43">
      <style:paragraph-properties fo:line-height="115%"/>
    </style:style>
    <style:style style:name="P14" style:family="paragraph" style:parent-style-name="Heading_20_1" style:list-style-name="WWNum43">
      <style:paragraph-properties fo:margin-left="0.248in" fo:margin-right="0in" fo:line-height="115%" fo:text-align="justify" style:justify-single-word="false" fo:text-indent="-0.248in" style:auto-text-indent="false" fo:break-before="page"/>
    </style:style>
    <style:style style:name="P15" style:family="paragraph" style:parent-style-name="Heading_20_1" style:list-style-name="WWNum43">
      <style:paragraph-properties fo:margin-left="0.248in" fo:margin-right="0in" fo:line-height="115%" fo:text-align="justify" style:justify-single-word="false" fo:text-indent="-0.248in" style:auto-text-indent="false"/>
    </style:style>
    <style:style style:name="P16" style:family="paragraph" style:parent-style-name="Heading_20_1" style:master-page-name="Converted14">
      <style:paragraph-properties fo:line-height="115%" style:page-number="auto"/>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footnote_20_text" style:master-page-name="Converted1">
      <style:paragraph-properties style:page-number="auto"/>
    </style:style>
    <style:style style:name="P19" style:family="paragraph" style:parent-style-name="footnote_20_text" style:master-page-name="Converted2">
      <style:paragraph-properties style:page-number="auto"/>
    </style:style>
    <style:style style:name="P20" style:family="paragraph" style:parent-style-name="footnote_20_text" style:master-page-name="Converted3">
      <style:paragraph-properties style:page-number="auto"/>
    </style:style>
    <style:style style:name="P21" style:family="paragraph" style:parent-style-name="footnote_20_text" style:master-page-name="Converted4">
      <style:paragraph-properties style:page-number="auto"/>
    </style:style>
    <style:style style:name="P22" style:family="paragraph" style:parent-style-name="footnote_20_text" style:master-page-name="Converted5">
      <style:paragraph-properties style:page-number="auto"/>
    </style:style>
    <style:style style:name="P23" style:family="paragraph" style:parent-style-name="footnote_20_text" style:master-page-name="Converted6">
      <style:paragraph-properties style:page-number="auto"/>
    </style:style>
    <style:style style:name="P24" style:family="paragraph" style:parent-style-name="footnote_20_text" style:master-page-name="Converted7">
      <style:paragraph-properties style:page-number="auto"/>
    </style:style>
    <style:style style:name="P25" style:family="paragraph" style:parent-style-name="footnote_20_text" style:master-page-name="Converted8">
      <style:paragraph-properties style:page-number="auto"/>
    </style:style>
    <style:style style:name="P26" style:family="paragraph" style:parent-style-name="footnote_20_text" style:master-page-name="Converted9">
      <style:paragraph-properties style:page-number="auto"/>
    </style:style>
    <style:style style:name="P27" style:family="paragraph" style:parent-style-name="footnote_20_text" style:master-page-name="Converted11">
      <style:paragraph-properties style:page-number="auto"/>
    </style:style>
    <style:style style:name="P28" style:family="paragraph" style:parent-style-name="footnote_20_text" style:master-page-name="Converted12">
      <style:paragraph-properties style:page-number="auto"/>
    </style:style>
    <style:style style:name="P29" style:family="paragraph" style:parent-style-name="List_20_Paragraph">
      <style:paragraph-properties fo:line-height="115%"/>
    </style:style>
    <style:style style:name="P30" style:family="paragraph" style:parent-style-name="Contents_20_Heading">
      <style:paragraph-properties fo:text-align="justify" style:justify-single-word="false"/>
    </style:style>
    <style:style style:name="P31" style:family="paragraph" style:parent-style-name="Header">
      <style:paragraph-properties fo:line-height="115%" fo:text-align="center" style:justify-single-word="false"/>
    </style:style>
    <style:style style:name="P32" style:family="paragraph" style:parent-style-name="Header">
      <style:text-properties style:font-name="Cambria" fo:font-weight="bold" style:font-weight-asian="bold" style:font-name-complex="F" style:font-weight-complex="bold"/>
    </style:style>
    <style:style style:name="P33" style:family="paragraph" style:parent-style-name="Header">
      <style:paragraph-properties fo:text-align="center" style:justify-single-word="false"/>
      <style:text-properties style:font-name="Cambria" fo:font-weight="bold" style:font-weight-asian="bold" style:font-name-complex="F" style:font-weight-complex="bold"/>
    </style:style>
    <style:style style:name="P34" style:family="paragraph" style:parent-style-name="No_20_Spacing">
      <style:paragraph-properties fo:line-height="115%" fo:text-align="justify" style:justify-single-word="false"/>
      <style:text-properties fo:font-size="12pt" style:font-size-asian="12pt" style:font-size-complex="12pt"/>
    </style:style>
    <style:style style:name="P35" style:family="paragraph" style:parent-style-name="No_20_Spacing">
      <style:paragraph-properties fo:line-height="115%"/>
      <style:text-properties fo:font-size="12pt" fo:font-weight="bold" style:font-size-asian="12pt" style:font-weight-asian="bold" style:font-size-complex="12pt"/>
    </style:style>
    <style:style style:name="P36" style:family="paragraph" style:parent-style-name="No_20_Spacing">
      <style:paragraph-properties fo:line-height="115%"/>
    </style:style>
    <style:style style:name="P37" style:family="paragraph" style:parent-style-name="No_20_Spacing">
      <style:paragraph-properties fo:line-height="115%" fo:text-align="justify" style:justify-single-word="false"/>
    </style:style>
    <style:style style:name="P38" style:family="paragraph" style:parent-style-name="Normal_20__28_Web_29_">
      <style:paragraph-properties fo:line-height="115%" fo:text-align="justify" style:justify-single-word="false"/>
    </style:style>
    <style:style style:name="P39" style:family="paragraph" style:parent-style-name="Normal_20__28_Web_29_">
      <style:paragraph-properties fo:margin-top="0.0193in" fo:margin-bottom="0.0193in" fo:line-height="115%"/>
    </style:style>
    <style:style style:name="P40" style:family="paragraph" style:parent-style-name="Normal_20__28_Web_29_">
      <style:paragraph-properties fo:margin-top="0.0193in" fo:margin-bottom="0.0193in" fo:line-height="115%" fo:text-align="justify" style:justify-single-word="false"/>
    </style:style>
    <style:style style:name="P41" style:family="paragraph" style:parent-style-name="Normal_20__28_Web_29_" style:list-style-name="WWNum47">
      <style:paragraph-properties fo:margin-top="0.0193in" fo:margin-bottom="0.0193in" fo:line-height="115%" fo:text-align="justify" style:justify-single-word="false"/>
    </style:style>
    <style:style style:name="P42" style:family="paragraph" style:parent-style-name="Normal_20__28_Web_29_" style:list-style-name="WWNum46">
      <style:paragraph-properties fo:margin-top="0.0193in" fo:margin-bottom="0.0193in" fo:line-height="115%" fo:text-align="justify" style:justify-single-word="false"/>
    </style:style>
    <style:style style:name="P43" style:family="paragraph" style:parent-style-name="Normal_20__28_Web_29_">
      <style:paragraph-properties fo:margin-top="0.0193in" fo:margin-bottom="0.0193in" fo:line-height="115%"/>
      <style:text-properties style:font-name="Calibri"/>
    </style:style>
    <style:style style:name="P44" style:family="paragraph" style:parent-style-name="Normal_20__28_Web_29_">
      <style:paragraph-properties fo:margin-top="0.0193in" fo:margin-bottom="0.0193in" fo:line-height="115%" fo:text-align="justify" style:justify-single-word="false"/>
      <style:text-properties style:font-name="Calibri"/>
    </style:style>
    <style:style style:name="T1" style:family="text">
      <style:text-properties fo:font-size="16pt" fo:font-weight="bold" style:font-size-asian="16pt" style:font-weight-asian="bold" style:font-size-complex="16pt"/>
    </style:style>
    <style:style style:name="T2" style:family="text">
      <style:text-properties fo:font-weight="bold" style:font-weight-asian="bold"/>
    </style:style>
    <style:style style:name="T3" style:family="text">
      <style:text-properties fo:color="#231f20" fo:font-size="11pt" fo:language="en" fo:country="GB" style:font-size-asian="11pt" style:font-name-complex="Arial1" style:font-size-complex="11pt"/>
    </style:style>
    <style:style style:name="T4" style:family="text">
      <style:text-properties fo:font-size="11pt" fo:language="en" fo:country="GB" style:font-size-asian="11pt" style:language-asian="en" style:country-asian="GB" style:font-name-complex="F" style:font-size-complex="11pt"/>
    </style:style>
    <style:style style:name="T5" style:family="text">
      <style:text-properties fo:language="en" fo:country="GB"/>
    </style:style>
    <style:style style:name="T6" style:family="text">
      <style:text-properties fo:language="en" fo:country="GB" style:font-name-complex="Times New Roman1"/>
    </style:style>
    <style:style style:name="T7" style:family="text">
      <style:text-properties fo:language="en" fo:country="GB" fo:font-weight="bold" style:font-weight-asian="bold"/>
    </style:style>
    <style:style style:name="T8" style:family="text">
      <style:text-properties text:display="none"/>
    </style:style>
    <style:style style:name="T9" style:family="text">
      <style:text-properties style:font-name="Calibri"/>
    </style:style>
    <style:style style:name="T10" style:family="text">
      <style:text-properties style:font-name="Calibri" fo:font-style="italic" style:font-style-asian="italic"/>
    </style:style>
    <style:style style:name="T11" style:family="text">
      <style:text-properties style:font-name="Calibri" fo:font-style="italic" fo:font-weight="normal" style:font-style-asian="italic" style:font-weight-asian="normal"/>
    </style:style>
    <style:style style:name="T12" style:family="text">
      <style:text-properties style:font-name="Calibri" fo:font-weight="bold" style:font-weight-asian="bold"/>
    </style:style>
    <style:style style:name="T13" style:family="text">
      <style:text-properties style:font-name="Calibri" style:font-name-complex="F"/>
    </style:style>
    <style:style style:name="T14" style:family="text">
      <style:text-properties style:font-name-asian="MS Gothic" style:font-name-complex="MS Gothic"/>
    </style:style>
    <style:style style:name="T15" style:family="text">
      <style:text-properties fo:font-style="italic" style:font-style-asian="italic"/>
    </style:style>
    <style:style style:name="T16" style:family="text">
      <style:text-properties fo:font-style="italic" fo:font-weight="normal" style:font-style-asian="italic" style:font-weight-asian="normal"/>
    </style:style>
    <style:style style:name="T17" style:family="text">
      <style:text-properties fo:font-style="italic" fo:font-weight="bold" style:font-style-asian="italic" style:font-weight-asian="bold"/>
    </style:style>
    <style:style style:name="T18" style:family="text">
      <style:text-properties fo:font-weight="normal" style:font-weight-asian="normal"/>
    </style:style>
    <style:style style:name="T19" style:family="text">
      <style:text-properties fo:font-size="12pt" style:font-size-asian="12pt" style:font-size-complex="12pt"/>
    </style:style>
    <style:style style:name="T20" style:family="text">
      <style:text-properties fo:font-size="10pt" style:font-size-asian="10pt" style:font-size-complex="10pt"/>
    </style:style>
    <style:style style:name="T21" style:family="text">
      <style:text-properties style:font-weight-complex="bold"/>
    </style:style>
    <style:style style:name="T22" style:family="text">
      <style:text-properties style:text-position="super 58%"/>
    </style:style>
    <style:style style:name="T23" style:family="text">
      <style:text-properties style:text-position="super 58%" style:font-name="Calibri"/>
    </style:style>
    <style:style style:name="T24" style:family="text">
      <style:text-properties fo:font-size="8pt" style:font-size-asian="8pt" style:font-size-complex="8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7"><text:span text:style-name="T1">The Postcode Address File (PAF) and International Examples</text:span></text:p>
      <text:p text:style-name="P7"><text:span text:style-name="T1">ODUG (Open Data User Group)</text:span></text:p>
      <text:p text:style-name="P7"><text:span text:style-name="T1">January 2013</text:span></text:p>
      <text:p text:style-name="P1"/>
      <text:p text:style-name="P1"/>
      <text:p text:style-name="P4"><text:span text:style-name="T3">This paper represents the views of the Open Data User Group, on behalf of the Open Data Community. The views contained are independent of government bodies.</text:span></text:p>
      <text:p text:style-name="P2"/>
      <text:p text:style-name="P2"/>
      <text:p text:style-name="P3"/>
      <text:p text:style-name="P30">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text:a xlink:type="simple" xlink:href="#__RefHeading__693_1107521390" text:style-name="Index_20_Link" text:visited-style-name="Index_20_Link">1.Addressing as core-reference data<text:tab/>2</text:a></text:p>
          <text:p text:style-name="P17"><text:a xlink:type="simple" xlink:href="#__RefHeading__695_1107521390" text:style-name="Index_20_Link" text:visited-style-name="Index_20_Link">2.ODUG recommendation on the Postcode Address File (PAF)2<text:tab/>2</text:a></text:p>
          <text:p text:style-name="P17"><text:a xlink:type="simple" xlink:href="#__RefHeading__697_1107521390" text:style-name="Index_20_Link" text:visited-style-name="Index_20_Link">3.The Dutch Case<text:tab/>2</text:a></text:p>
          <text:p text:style-name="P17"><text:a xlink:type="simple" xlink:href="#__RefHeading__699_1107521390" text:style-name="Index_20_Link" text:visited-style-name="Index_20_Link">4.The Canadian Case<text:tab/>3</text:a></text:p>
          <text:p text:style-name="P17"><text:a xlink:type="simple" xlink:href="#__RefHeading__701_1107521390" text:style-name="Index_20_Link" text:visited-style-name="Index_20_Link">5.The Danish View<text:tab/>4</text:a></text:p>
          <text:p text:style-name="P17"><text:a xlink:type="simple" xlink:href="#__RefHeading__703_1107521390" text:style-name="Index_20_Link" text:visited-style-name="Index_20_Link">6.Finland<text:tab/>4</text:a></text:p>
          <text:p text:style-name="P17"><text:a xlink:type="simple" xlink:href="#__RefHeading__705_1107521390" text:style-name="Index_20_Link" text:visited-style-name="Index_20_Link">Annex A – Dutch Timeline<text:tab/>5</text:a></text:p>
        </text:index-body>
      </text:table-of-content>
      <text:p text:style-name="P4"><text:a xlink:type="simple" xlink:href="#_Toc346808662"/></text:p>
      <text:h text:style-name="P11" text:outline-level="1"/>
      <text:list xml:id="list1108838747" text:style-name="WWNum43">
        <text:list-item>
          <text:h text:style-name="P14" text:outline-level="1"><text:bookmark-start text:name="__RefHeading__693_1107521390"/><text:bookmark-start text:name="_Toc346808662"/>Addressing as core-reference data<text:bookmark-end text:name="__RefHeading__693_1107521390"/><text:bookmark-end text:name="_Toc346808662"/></text:h>
        </text:list-item>
      </text:list>
      <text:p text:style-name="P4"/>
      <text:p text:style-name="P4">Address datasets are fundamental core-reference data, defined in the June 2012 Open Data White Paper – Unleashing the Potential<text:note text:id="ftn1" text:note-class="footnote"><text:note-citation>1</text:note-citation><text:note-body><text:p text:style-name="P18"><text:span text:style-name="footnote_20_reference"><text:span text:style-name="T9"/></text:span><text:span text:style-name="T9"> Cm8353 June 2012</text:span></text:p></text:note-body></text:note> as:<text:span text:style-name="T14"> </text:span>“<text:span text:style-name="T15">Authoritative or definitive data necessary to use other information produced by the public sector as a service in itself due to its high importance and value”.</text:span></text:p>
      <text:p text:style-name="P5"/>
      <text:p text:style-name="P4">National addresses, including the postcode, are the single most fundamental set of core-reference data we can identify. There is a strong case that a national address dataset should be delivered under government’s Open Data policy.  The production of one common national address dataset supports the three key elements of this policy: <text:span text:style-name="T15">holding government to account through transparency, driving choice and improvements in public services</text:span> and <text:span text:style-name="T15">inspiring innovation and enterprise that spurs social and economic growth</text:span>. </text:p>
      <text:p text:style-name="P4"/>
      <text:p text:style-name="P4">ODUG has recommended<text:note text:id="ftn2" text:note-class="footnote"><text:note-citation>2</text:note-citation><text:note-body><text:p text:style-name="P19"><text:span text:style-name="footnote_20_reference"/> <text:span text:style-name="T5">The Case for an Open National Address Dataset – ODUG, November 2012</text:span></text:p></text:note-body></text:note> that the emphasis needs to shift from creating competition in the creation of addresses to one of creating opportunity in the exploitation, enhancement and innovation in the use of addresses. A national address dataset should be set up in a central data repository, as open data, with the data available under the Open Government Licence to all users.</text:p>
      <text:p text:style-name="P5"/>
      <text:p text:style-name="P4">Address data is a natural monopoly which should not be privatised. ODUG has recommended that the Royal Mail should be relieved of its ‘ownership’ of the PAF prior to any forthcoming privatisation, and that the delivery and maintenance of the PAF should be carried out by a single body with responsibility for delivering and maintaining a national address dataset as open core-reference data.</text:p>
      <text:list xml:id="list2095457396" text:continue-numbering="true" text:style-name="WWNum43">
        <text:list-item>
          <text:h text:style-name="P15" text:outline-level="1"><text:bookmark-start text:name="__RefHeading__695_1107521390"/><text:bookmark-start text:name="_Toc346808663"/>ODUG recommendation on the Postcode Address File (PAF)<text:span text:style-name="footnote_20_reference">2</text:span><text:bookmark-end text:name="__RefHeading__695_1107521390"/><text:bookmark-end text:name="_Toc346808663"/></text:h>
        </text:list-item>
      </text:list>
      <text:p text:style-name="P4"/>
      <text:p text:style-name="P4">Royal Mail should make the Postcode Address File (PAF) available as open data under an Open Government Licence. We argue that paid for <text:soft-page-break/>PAF licensing should be removed in its entirety because the current PAF licensing regime is over-complex, costly to manage, an unnecessary administrative burden across the public sector and both a burden and a barrier to private sector innovation.</text:p>
      <text:p text:style-name="P4"/>
      <text:p text:style-name="P4">The current PAF licensing regime restricts growth and innovation. Making the PAF open data would reduce one (relatively small) area of Royal Mail operating costs and would not have any significant impact on Royal Mail revenue or profits. Royal Mail would have equal access to the open data PAF, alongside all other users. There would be no detriment to their core business.</text:p>
      <text:p text:style-name="P4"/>
      <text:p text:style-name="P4">Similar conclusions have been drawn in other European countries, most notably the Netherlands, where the government sold their equivalent of the PAF to the new private owner of their Post Office and in 2012 were required to fight an EU court case<text:note text:id="ftn3" text:note-class="footnote"><text:note-citation>3</text:note-citation><text:note-body><text:p text:style-name="P20"><text:span text:style-name="footnote_20_reference"/> <text:a xlink:type="simple" xlink:href="http://www.prlog.org/11794884-dutch-data-from-the-key-register-of-addresses-and-buildings-bag-now-available-for-re-use.html"><text:span text:style-name="T5">www.prlog.org/11794884-dutch-data-from-the-key-register-of-addresses-and-buildings-bag-now-available-for-re-use.html</text:span></text:a></text:p></text:note-body></text:note> to enable them to buy it back in order to complete their now fully open national address and buildings register.</text:p>
      <text:p text:style-name="P4"/>
      <text:p text:style-name="P4">The Danish Government evaluated the advantages and disadvantages of different ownership models for address data and concluded that a publicly owned free to use address data set served their national interest best; free-of-charge address data was released in 2002.</text:p>
      <text:list xml:id="list105350755" text:continue-numbering="true" text:style-name="WWNum43">
        <text:list-item>
          <text:h text:style-name="P12" text:outline-level="1"><text:bookmark-start text:name="__RefHeading__697_1107521390"/><text:bookmark-start text:name="_Toc346808664"/>The Dutch Case<text:bookmark-end text:name="__RefHeading__697_1107521390"/><text:bookmark-end text:name="_Toc346808664"/></text:h>
        </text:list-item>
      </text:list>
      <text:p text:style-name="P39"><text:span text:style-name="T11">European Public Sector Information Platform</text:span><text:note text:id="ftn4" text:note-class="footnote"><text:note-citation>4</text:note-citation><text:note-body><text:p text:style-name="P21"><text:span text:style-name="footnote_20_reference"/> <text:a xlink:type="simple" xlink:href="http://epsiplatform.eu/content/dutch-postcodes-open-data">http://epsiplatform.eu/content/dutch-postcodes-open-data</text:a></text:p></text:note-body></text:note><text:span text:style-name="T11"> </text:span><text:note text:id="ftn5" text:note-class="footnote"><text:note-citation>5</text:note-citation><text:note-body><text:p text:style-name="P22"><text:span text:style-name="footnote_20_reference"/> <text:a xlink:type="simple" xlink:href="http://epsiplatform.eu/content/dutch-postcodes-case">http://epsiplatform.eu/content/dutch-postcodes-case</text:a></text:p></text:note-body></text:note></text:p>
      <text:p text:style-name="P39"><text:span text:style-name="T11">Overall Timeline at Annex A</text:span></text:p>
      <text:p text:style-name="P43"/>
      <text:p text:style-name="P40"><text:span text:style-name="T9">The Dutch government has been working on a system of core-reference datasets for a number of years. One of these datasets is the BAG, holding addresses and buildings (Basisregistraties Adressen en </text:span><text:soft-page-break/><text:span text:style-name="T9">Gebouwen). Aside from postcode data the data held in this registry were already available for re-use (including commercial use) for some years. From 1 February 2012 onwards, the postcodes were also made available for any type of use. PostNL, the holder of the postcode database, tried to prevent this in court, but the court decided that the postcodes should be made available for external commercial re-use. The data is charged for but at a minimal cost – it can be evaluated for free or purchased on-line for fees ranging from less than $15 to a few hundred EUR</text:span><text:note text:id="ftn6" text:note-class="footnote"><text:note-citation>6</text:note-citation><text:note-body><text:p text:style-name="P23"><text:span text:style-name="footnote_20_reference"/> <text:a xlink:type="simple" xlink:href="http://www.softwaregeek.com/download/dutch_postcodes.html">http://www.softwaregeek.com/download/dutch_postcodes.html</text:a></text:p></text:note-body></text:note><text:span text:style-name="T9"> </text:span><text:note text:id="ftn7" text:note-class="footnote"><text:note-citation>7</text:note-citation><text:note-body><text:p text:style-name="P24"><text:span text:style-name="footnote_20_reference"/> <text:a xlink:type="simple" xlink:href="http://www.postcode.nl/index/198/2/0/the-dutch-postcode-database.html">http://www.postcode.nl/index/198/2/0/the-dutch-postcode-database.html</text:a></text:p></text:note-body></text:note><text:span text:style-name="T9">.</text:span></text:p>
      <text:p text:style-name="P44"/>
      <text:p text:style-name="P40"><text:span text:style-name="T9">The process to reach this point was a costly and painful affair for the Dutch government who announced the end of TNT’s monopoly on postcodes in January 2011 after recognising that TNT was demanding too high a price to maintain postcodes; and that the costs incurred for creating postcodes were not transparent enough.</text:span><text:note text:id="ftn8" text:note-class="footnote"><text:note-citation>8</text:note-citation><text:note-body><text:p text:style-name="P25"><text:span text:style-name="footnote_20_reference"/> <text:a xlink:type="simple" xlink:href="http://epsiplatform.eu/content/tnt-loose-dutch-postcode-monopoly">http://epsiplatform.eu/content/tnt-loose-dutch-postcode-monopoly</text:a></text:p></text:note-body></text:note></text:p>
      <text:p text:style-name="P44"/>
      <text:p text:style-name="P4">The Dutch government was then required to fight PostNL (the former subsidiary of TNT which became independent on May 2011) in the courts. </text:p>
      <text:p text:style-name="P4"/>
      <text:p text:style-name="P4">The court paid a lot of attention to the fact that the Dutch postcode file (compiled at a similar time as ours) was produced as a public task by a public body so that the bulk of the data was Public Sector Information. They considered that on-going maintenance did not give postNL database rights in the whole file and found in favour of the government delivering a verdict which, <text:span text:style-name="T15">“fits well with the national policy and December 2011 European Commission proposals on Open Data”</text:span><text:note text:id="ftn9" text:note-class="footnote"><text:note-citation>9</text:note-citation><text:note-body><text:p text:style-name="P26"><text:span text:style-name="footnote_20_reference"/> <text:a xlink:type="simple" xlink:href="http://epsiplatform.eu/content/european-open-data-strategy-announced">http://epsiplatform.eu/content/european-open-data-strategy-announced</text:a></text:p></text:note-body></text:note>. (These are the proposals which led to the current review of the EU PSI Directive.) </text:p>
      <text:p text:style-name="P34"/>
      <text:p text:style-name="P37"><text:span text:style-name="T19">The repatriation of the BAG from PostNL (formally TNT) took two years to achieve and involved a lengthy, and presumably costly, court case. </text:span></text:p>
      <text:p text:style-name="P44"/>
      <text:p text:style-name="P40"><text:span text:style-name="T12">Background</text:span></text:p>
      <text:list xml:id="list529098674" text:style-name="WWNum47">
        <text:list-item>
          <text:p text:style-name="P41"><text:span text:style-name="T9">The BAG dataset of addresses and buildings (BAG) is maintained by the Dutch Cadastre and holds the complete, updated and </text:span><text:soft-page-break/><text:span text:style-name="T9">uniform list of addresses in the Netherlands, including the coordinates and information on the purpose, surface area and date of construction of the buildings. Every building and address has a unique identifier. The BAG is now fully open for re-use by third parties. Decades ago, the system of the postcodes was set up by the PTT, the (at that time) state owned Postal Service. However, in the 1980s, this service was privatised and the postcodes were held by a separate public company, PostNL (previously TNT). A Covenant between PostNL and the Dutch government allowed postcodes to be provided by the government to third parties, but prevented them from being used or disseminated for commercial purposes.</text:span></text:p>
        </text:list-item>
      </text:list>
      <text:p text:style-name="P29"/>
      <text:list xml:id="list833671734" text:continue-numbering="true" text:style-name="WWNum47">
        <text:list-item>
          <text:p text:style-name="P41"><text:span text:style-name="T9">In 2010 to make PSI available in an easy and cheap manner to citizens and companies, whatever their intended use of the data might be the Dutch government proposed a change to the Covenant with PostNL which would allow the dissemination of the postcode database for commercial use. PostNL refused this change in April 2010 and then demanded an annual fee of 750.000 euro for the use of the postcode data within the BAG. The government did not accept this fee, and terminated the Covenant in January 2011 with a one year notice period.</text:span></text:p>
        </text:list-item>
      </text:list>
      <text:p text:style-name="P29"/>
      <text:list xml:id="list745405945" text:style-name="WWNum46">
        <text:list-item>
          <text:p text:style-name="P42"><text:span text:style-name="T9">PostNL started proceedings (together with Cendris B.V., a commercial licensee of postcode data) demanding that the state should not be allowed to disseminate postcodes in bulk to third parties via the BAG claming that:</text:span></text:p>
          <text:list>
            <text:list-item>
              <text:p text:style-name="P42"><text:span text:style-name="T9">The government had infringed its database rights, but the court found no infringement, because the government showed that it obtained the postcodes from the local authorities (who get the postcodes from PostNL on the basis of the Covenant) and that it did not use the postcode database, so there was no extraction or re-utilization of the whole or of a substantial part of the database.</text:span></text:p>
            </text:list-item>
          </text:list>
        </text:list-item>
      </text:list>
      <text:p text:style-name="P29"/>
      <text:list xml:id="list1601527100" text:continue-numbering="true" text:style-name="WWNum46">
        <text:list-item>
          <text:list>
            <text:list-item>
              <text:p text:style-name="P42"><text:soft-page-break/><text:span text:style-name="T9">The termination of the Covenant was unlawful. No unlawful termination was proven, although the Court did find that by making postcodes available to a software developer for commercial use before the Covenant had officially ended, the government violated the Covenant and should compensate PostNL for damages.</text:span></text:p>
            </text:list-item>
          </text:list>
        </text:list-item>
      </text:list>
      <text:p text:style-name="P29"/>
      <text:list xml:id="list560910167" text:continue-numbering="true" text:style-name="WWNum46">
        <text:list-item>
          <text:list>
            <text:list-item>
              <text:p text:style-name="P42"><text:span text:style-name="T9">The government competed unfairly and acted irresponsibly by making the postcode data from the BAG available to third parties. The Court found that there was no unfair competition, </text:span><text:span text:style-name="T10">because the government acted in accordance with the law on the BAG, with the principles of the PSI directive</text:span><text:span text:style-name="T9">, and with the principles of the new legislation on market activities of the state (which had not entered into force yet). In addition, the government had given PostNL sufficient notice of its intentions and PostNL’s interests were sufficiently protected by the notice period foreseen in the Covenant. Therefore, there was no reason for the government to find the objective of making the data available disproportionate to the negative consequences this would cause.</text:span></text:p>
            </text:list-item>
          </text:list>
        </text:list-item>
      </text:list>
      <text:p text:style-name="P40"><text:s/></text:p>
      <text:list xml:id="list634084073" text:continue-list="list105350755" text:style-name="WWNum43">
        <text:list-item>
          <text:h text:style-name="P13" text:outline-level="1"><text:bookmark-start text:name="__RefHeading__699_1107521390"/><text:bookmark-start text:name="_Toc346808665"/><text:span text:style-name="T2">The Canadian Case</text:span><text:bookmark-end text:name="__RefHeading__699_1107521390"/><text:bookmark-end text:name="_Toc346808665"/></text:h>
        </text:list-item>
      </text:list>
      <text:p text:style-name="P4"><text:span text:style-name="T16">European Public Sector Information Platform</text:span><text:note text:id="ftn10" text:note-class="footnote"><text:note-citation>10</text:note-citation><text:note-body><text:p text:style-name="P9"><text:span text:style-name="footnote_20_reference"><text:span text:style-name="T20"/></text:span><text:span text:style-name="T20"> </text:span><text:a xlink:type="simple" xlink:href="http://epsiplatform.eu/content/postcode-saga-continues-geocoderca-sued-canada-post"><text:span text:style-name="T20">http://epsiplatform.eu/content/postcode-saga-continues-geocoderca-sued-canada-post</text:span></text:a><text:span text:style-name="T20"> also </text:span><text:a xlink:type="simple" xlink:href="http://www.michaelgeist.ca/content/view/6415/125/"><text:span text:style-name="T20">http://www.michaelgeist.ca/content/view/6415/125/</text:span></text:a></text:p></text:note-body></text:note></text:p>
      <text:p text:style-name="P4"/>
      <text:p text:style-name="P4"><text:span text:style-name="T18">Canada Post</text:span><text:note text:id="ftn11" text:note-class="footnote"><text:note-citation>11</text:note-citation><text:note-body><text:p text:style-name="P27"><text:span text:style-name="footnote_20_reference"/> <text:span text:style-name="T5">Moya Green, current CEO of Royal Mail, was </text:span>President and Chief Executive Officer here from 2005-2009</text:p></text:note-body></text:note><text:span text:style-name="T18"> is currently taking legal proceedings against a postcode database user having </text:span>filed a complaint against Geolytica, who have compiled a postal code database using crowdsource techniques, claiming infringement of Canada Post’s copyright on its Canadian postcodes database.</text:p>
      <text:p text:style-name="P4"/>
      <text:p text:style-name="P4">Geolytica’s defence includes claims of public interest since copyright restrictions on the use of postal codes by Canadians for sending letters, creating databases of customers and members, and helping others find their address using online mapping services have very <text:soft-page-break/>negative consequences for the public interest. In addition, Geolytica argues that Canada Post misuses its copyright to assert an anti-competitive monopoly over the Canadian postal codes. "Canada Post Corporation's over-broad copyright claims demonstrate its practice of anti-competitively asserting monopoly over Canada's postal code system".</text:p>
      <text:p text:style-name="P6"/>
      <text:p text:style-name="P4">Depending on the final decision of the court, the postcodes database will become freely available for re-use, or the use of postcodes may become problematic for many Canadian businesses.</text:p>
      <text:list xml:id="list551315892" text:continue-numbering="true" text:style-name="WWNum43">
        <text:list-item>
          <text:h text:style-name="P13" text:outline-level="1"><text:bookmark-start text:name="__RefHeading__701_1107521390"/><text:bookmark-start text:name="_Toc346808666"/><text:span text:style-name="T2">The Danish View</text:span><text:bookmark-end text:name="__RefHeading__701_1107521390"/><text:bookmark-end text:name="_Toc346808666"/></text:h>
        </text:list-item>
      </text:list>
      <text:p text:style-name="P4">Denmark made their address data free of charge in 2002 and estimate that i<text:span text:style-name="T6">n 2010 the social benefits from the agreement will be about EUR 14 million, while costs will total about EUR 0.2 million. Around 30% of the benefits will be in the public sector and around 70% will be in the private sector.</text:span></text:p>
      <text:p text:style-name="P38"><text:span text:style-name="T9">Building on this, from 1</text:span><text:span text:style-name="T23">st</text:span><text:span text:style-name="T9"> January 2013, individuals, public authorities and private businesses in Denmark will have free access to retrieve and use what is termed </text:span><text:span text:style-name="Emphasis"><text:span text:style-name="T13">basic data</text:span></text:span><text:span text:style-name="T9">. Basic data is the fundamental information that is used by government for day to day administration. It includes data about people, companies, addresses, land/properties and administrative geographic data, such as administrative and electoral boundaries</text:span><text:note text:id="ftn12" text:note-class="footnote"><text:note-citation>12</text:note-citation><text:note-body><text:p text:style-name="P28"><text:span text:style-name="footnote_20_reference"/> Personal data that is included in Danish basic data is protected by the <text:a xlink:type="simple" xlink:href="http://www.datatilsynet.dk/english/the-act-on-processing-of-personal-data/">Act on Processing of Personal Data</text:a></text:p></text:note-body></text:note><text:span text:style-name="T9">. </text:span></text:p>
      <text:p text:style-name="P38"><text:span text:style-name="T9">It is estimated that by making basic data open and freely accessible, government administration will be improved. In particular the cost of buying data from other government organizations will be reduced and it is estimated that this could save the Danish government a further DKK 260 million ($45 million) per year from 2020.</text:span></text:p>
      <text:list xml:id="list1929961167" text:continue-numbering="true" text:style-name="WWNum43">
        <text:list-item>
          <text:h text:style-name="P13" text:outline-level="1"><text:bookmark-start text:name="__RefHeading__703_1107521390"/><text:bookmark-start text:name="_Toc346808667"/><text:span text:style-name="T2">Finland</text:span><text:bookmark-end text:name="__RefHeading__703_1107521390"/><text:bookmark-end text:name="_Toc346808667"/></text:h>
        </text:list-item>
      </text:list>
      <text:p text:style-name="P4"><text:span text:style-name="T16">European Public Sector Information Platform</text:span><text:note text:id="ftn13" text:note-class="footnote"><text:note-citation>13</text:note-citation><text:note-body><text:p text:style-name="P10"><text:span text:style-name="footnote_20_reference"><text:span text:style-name="T20"/></text:span><text:span text:style-name="T20"> </text:span><text:a xlink:type="simple" xlink:href="http://epsiplatform.eu/content/finnish-working-group-postcodes-address-data-seeks-input"><text:span text:style-name="T20">http://epsiplatform.eu/content/finnish-working-group-postcodes-address-data-seeks-input</text:span></text:a></text:p><text:p text:style-name="footnote_20_text"/></text:note-body></text:note></text:p>
      <text:p text:style-name="P38"><text:soft-page-break/><text:span text:style-name="T9">Finland has set up a working group to assess whether it would be appropriate to transfer the maintenance of the postal zip code system away from the publicly owned postal company to the Communications Regulatory Authority and the financial implications and necessary legislative actions of such change. The working group will make proposals on how to improve the transparency of the postal and address registries and propose related legislative and other necessary actions.</text:span></text:p>
      <text:p text:style-name="Footer"/>
      <text:h text:style-name="P16" text:outline-level="1"><text:bookmark-start text:name="__RefHeading__705_1107521390"/><text:bookmark-start text:name="_Toc346808668"/><text:span text:style-name="T2">Annex A – Dutch Timeline</text:span><text:bookmark-end text:name="__RefHeading__705_1107521390"/><text:bookmark-end text:name="_Toc346808668"/></text:h>
      <text:p text:style-name="P3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17">Date</text:span></text:p>
          </table:table-cell>
          <table:table-cell table:style-name="Table1.A1" office:value-type="string">
            <text:p text:style-name="Standard"><text:span text:style-name="T17">Event</text:span></text:p>
          </table:table-cell>
          <table:table-cell table:style-name="Table1.A1" office:value-type="string">
            <text:p text:style-name="Standard"><text:span text:style-name="T17">Source</text:span></text:p>
          </table:table-cell>
        </table:table-row>
        <table:table-row table:style-name="Table1.1">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row>
        <table:table-row table:style-name="Table1.1">
          <table:table-cell table:style-name="Table1.A1" office:value-type="string">
            <text:p text:style-name="Standard">24<text:span text:style-name="T22">th</text:span> Jan 2008</text:p>
          </table:table-cell>
          <table:table-cell table:style-name="Table1.A1" office:value-type="string">
            <text:p text:style-name="Standard">Law passed to establish the authoritative Building Address Gazetteer (BAG)</text:p>
          </table:table-cell>
          <table:table-cell table:style-name="Table1.A1" office:value-type="string">
            <text:p text:style-name="Standard"><text:span text:style-name="T24">http://epsiplatform.eu/content/dutch-postcodes-case</text:span></text:p>
          </table:table-cell>
        </table:table-row>
        <table:table-row table:style-name="Table1.1">
          <table:table-cell table:style-name="Table1.A1" office:value-type="string">
            <text:p text:style-name="Standard">2010</text:p>
          </table:table-cell>
          <table:table-cell table:style-name="Table1.A1" office:value-type="string">
            <text:p text:style-name="Standard">Government proposes change in agreement with PostNL on use of postcodes</text:p>
          </table:table-cell>
          <table:table-cell table:style-name="Table1.A1" office:value-type="string">
            <text:p text:style-name="Standard"><text:span text:style-name="T24">http://epsiplatform.eu/content/dutch-postcodes-case</text:span></text:p>
          </table:table-cell>
        </table:table-row>
        <table:table-row table:style-name="Table1.1">
          <table:table-cell table:style-name="Table1.A1" office:value-type="string">
            <text:p text:style-name="Standard">April 2010 </text:p>
          </table:table-cell>
          <table:table-cell table:style-name="Table1.A1" office:value-type="string">
            <text:p text:style-name="Standard">PostNL refuses change </text:p>
          </table:table-cell>
          <table:table-cell table:style-name="Table1.A1" office:value-type="string">
            <text:p text:style-name="Standard"><text:span text:style-name="T24">http://epsiplatform.eu/content/dutch-postcodes-case</text:span></text:p>
          </table:table-cell>
        </table:table-row>
        <table:table-row table:style-name="Table1.1">
          <table:table-cell table:style-name="Table1.A1" office:value-type="string">
            <text:p text:style-name="Standard">Dec 2010 </text:p>
          </table:table-cell>
          <table:table-cell table:style-name="Table1.A1" office:value-type="string">
            <text:p text:style-name="Standard">PostNL demand an annual fee of € 750,000 for use of postcodes in BAG</text:p>
          </table:table-cell>
          <table:table-cell table:style-name="Table1.A1" office:value-type="string">
            <text:p text:style-name="Standard"><text:span text:style-name="T24">http://epsiplatform.eu/content/dutch-postcodes-case</text:span></text:p>
          </table:table-cell>
        </table:table-row>
        <table:table-row table:style-name="Table1.1">
          <table:table-cell table:style-name="Table1.A1" office:value-type="string">
            <text:p text:style-name="Standard">26<text:span text:style-name="T22">th</text:span> Jan 2011</text:p>
          </table:table-cell>
          <table:table-cell table:style-name="Table1.A1" office:value-type="string">
            <text:p text:style-name="Standard">Letter from Ministry of Infrastructure and Environment to TNT terminated agreement to pay TNT for postcoding the National Building Address Gazetteer (BAG). Deemed that the costs incurred for creating postcodes were not transparent enough and refusing to pay</text:p>
          </table:table-cell>
          <table:table-cell table:style-name="Table1.A1" office:value-type="string">
            <text:p text:style-name="Standard"><text:span text:style-name="T24">http://epsiplatform.eu/content/tnt-loose-dutch-postcode-monopoly</text:span></text:p>
          </table:table-cell>
        </table:table-row>
        <table:table-row table:style-name="Table1.1">
          <table:table-cell table:style-name="Table1.A1" office:value-type="string">
            <text:p text:style-name="Standard">4<text:span text:style-name="T22">th</text:span> April 2011</text:p>
          </table:table-cell>
          <table:table-cell table:style-name="Table1.A1" office:value-type="string">
            <text:p text:style-name="Standard">Court proceedings commenced in case of Post NL versus Dutch Government Ministry of Infrastructure and Environments</text:p>
          </table:table-cell>
          <table:table-cell table:style-name="Table1.A1" office:value-type="string">
            <text:p text:style-name="Standard"><text:span text:style-name="T24">http://zoeken.rechtspraak.nl/detailpage.aspx?ljn=BU9147</text:span></text:p>
          </table:table-cell>
        </table:table-row>
        <table:table-row table:style-name="Table1.1">
          <table:table-cell table:style-name="Table1.A1" office:value-type="string">
            <text:p text:style-name="Standard">1st July 2011</text:p>
          </table:table-cell>
          <table:table-cell table:style-name="Table1.A1" office:value-type="string">
            <text:p text:style-name="Standard">Use of BAG data made mandatory for all public sector bodies</text:p>
          </table:table-cell>
          <table:table-cell table:style-name="Table1.A1" office:value-type="string">
            <text:p text:style-name="Standard"><text:span text:style-name="T24">http://epsiplatform.eu/content/dutch-postcodes-open-data</text:span></text:p>
          </table:table-cell>
        </table:table-row>
        <table:table-row table:style-name="Table1.1">
          <table:table-cell table:style-name="Table1.A1" office:value-type="string">
            <text:p text:style-name="Standard">12<text:span text:style-name="T22">th</text:span> Dec 2011</text:p>
          </table:table-cell>
          <table:table-cell table:style-name="Table1.A1" office:value-type="string">
            <text:p text:style-name="Standard">Court decision no government breach of database rights no abuse of power</text:p>
          </table:table-cell>
          <table:table-cell table:style-name="Table1.A1" office:value-type="string">
            <text:p text:style-name="Standard"><text:span text:style-name="T24">http://zoeken.rechtspraak.nl/detailpage.aspx?ljn=BU9147</text:span></text:p>
          </table:table-cell>
        </table:table-row>
        <table:table-row table:style-name="Table1.1">
          <table:table-cell table:style-name="Table1.A1" office:value-type="string">
            <text:p text:style-name="Standard">21<text:span text:style-name="T22">st</text:span> Dec 2011</text:p>
          </table:table-cell>
          <table:table-cell table:style-name="Table1.A1" office:value-type="string">
            <text:p text:style-name="Standard">Court ruling against PostNL</text:p>
          </table:table-cell>
          <table:table-cell table:style-name="Table1.A1" office:value-type="string">
            <text:p text:style-name="Standard"><text:span text:style-name="T24">http://bag.vrom.nl/over_bag/nieuws/gegevens_bag_ook_open_voor_commerciele_doeleinden</text:span></text:p>
          </table:table-cell>
        </table:table-row>
        <table:table-row table:style-name="Table1.1">
          <table:table-cell table:style-name="Table1.A1" office:value-type="string">
            <text:p text:style-name="Standard">1<text:span text:style-name="T22">st</text:span> Feb 2012</text:p>
          </table:table-cell>
          <table:table-cell table:style-name="Table1.A1" office:value-type="string">
            <text:p text:style-name="Standard">All data from BAG to be made Open.</text:p>
          </table:table-cell>
          <table:table-cell table:style-name="Table1.A1" office:value-type="string">
            <text:p text:style-name="Standard"><text:span text:style-name="T24">http://epsiplatform.eu/content/dutch-postcodes-open-data</text:span></text:p>
          </table:table-cell>
        </table:table-row>
      </table:table>
      <text:p text:style-name="P36"><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fixed" style:font-charset="x-symbol"/>
    <style:font-face style:name="Lohit Devanagari1" svg:font-family="'Lohit Devanagari'"/>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true" style:font-name-asian="WenQuanYi Zen Hei Sharp" style:font-size-asian="12pt" style:language-asian="en" style:country-asian="US" style:font-name-complex="Calibri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name-complex="F" style:font-weight-complex="bold"/>
    </style:style>
    <style:style style:name="footnote_20_text" style:display-name="footnote text" style:family="paragraph" style:parent-style-name="Standard" style:default-outline-level="">
      <style:text-properties fo:font-size="10pt" style:font-size-asian="10pt" style:font-size-complex="10pt"/>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in" fo:margin-right="0in" fo:margin-top="0in" fo:margin-bottom="0.0693in" fo:text-align="center" style:justify-single-word="false" fo:text-indent="0in" style:auto-text-indent="false">
        <style:tab-stops>
          <style:tab-stop style:position="5.9929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3335in" fo:margin-right="0in" fo:margin-top="0in" fo:margin-bottom="0.0693in" fo:text-indent="0in" style:auto-text-indent="false">
        <style:tab-stops>
          <style:tab-stop style:position="6.5319in" style:type="right" style:leader-style="dotted" style:leader-text="."/>
        </style:tab-stops>
      </style:paragraph-properties>
    </style:style>
    <style:style style:name="Head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1339in" style:type="center"/>
          <style:tab-stop style:position="6.2681in" style:type="right"/>
        </style:tab-stops>
      </style:paragraph-properties>
    </style:style>
    <style:style style:name="No_20_Spacing" style:display-name="No Spacing" style:family="paragraph" style:default-outline-level="">
      <style:paragraph-properties fo:orphans="2" fo:widows="2" style:writing-mode="lr-tb"/>
      <style:text-properties style:use-window-font-color="true" fo:font-size="11pt" style:font-size-asian="11pt" style:font-name-complex="F" style:font-size-complex="11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Normal_20__28_Web_29_" style:display-name="Normal (Web)" style:family="paragraph" style:parent-style-name="Standard" style:default-outline-level="">
      <style:paragraph-properties fo:margin-top="0.0193in" fo:margin-bottom="0.0193in"/>
      <style:text-properties style:font-name="Times New Roman" fo:language="en" fo:country="GB" style:font-name-asian="Times New Roman1" style:language-asian="en" style:country-asian="GB" style:font-name-complex="Times New Roman1"/>
    </style:style>
    <style:style style:name="Contents_20_2" style:display-name="Contents 2" style:family="paragraph" style:parent-style-name="Standard" style:default-outline-level="" style:class="index">
      <style:paragraph-properties fo:margin="100%" fo:margin-left="0.1665in" fo:margin-right="0in" fo:margin-top="0in" fo:margin-bottom="0.0693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name-complex="F"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o_20_Spacing_20_Char" style:display-name="No Spacing Char" style:family="text" style:parent-style-name="Default_20_Paragraph_20_Font">
      <style:text-properties fo:font-size="11pt" style:font-size-asian="11pt" style:font-name-complex="F" style:font-size-complex="11pt"/>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apple-converted-space"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apple-style-spa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Arial1"/>
    </style:style>
    <style:style style:name="ListLabel_20_2" style:display-name="ListLabel 2" style:family="text">
      <style:text-properties fo:font-size="10pt" style:font-size-asian="10pt"/>
    </style:style>
    <style:style style:name="ListLabel_20_3" style:display-name="ListLabel 3" style:family="text">
      <style:text-properties style:font-name-complex="Courier New1"/>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i">
        <style:list-level-properties text:list-level-position-and-space-mode="label-alignment">
          <style:list-level-label-alignment text:label-followed-by="listtab" fo:text-indent="-0.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83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83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83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83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83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8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8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83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8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i">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prefix="(" style:num-suffix=")" style:num-format="i">
        <style:list-level-properties text:list-level-position-and-space-mode="label-alignment">
          <style:list-level-label-alignment text:label-followed-by="listtab" fo:text-indent="-0.25in" fo:margin-left="0.4472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8028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30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0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0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0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0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0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0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prefix="(" style:num-suffix=")" style:num-format="i">
        <style:list-level-properties text:list-level-position-and-space-mode="label-alignment">
          <style:list-level-label-alignment text:label-followed-by="listtab" fo:text-indent="-0.25in" fo:margin-left="0.6972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8028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30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0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0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0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0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0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0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i">
        <style:list-level-properties text:list-level-position-and-space-mode="label-alignment">
          <style:list-level-label-alignment text:label-followed-by="listtab" fo:text-indent="-0.25in" fo:margin-left="0.6972in"/>
        </style:list-level-properties>
      </text:list-level-style-number>
      <text:list-level-style-bullet text:level="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fo:text-indent="-0.25in" fo:margin-left="0.8028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1252in" fo:margin-left="1.302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8028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302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802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3028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802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30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prefix="("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line-height="115%" fo:text-align="center" style:justify-single-word="false"/>
    </style:style>
    <style:style style:name="MP2" style:family="paragraph" style:parent-style-name="Header">
      <style:text-properties style:font-name="Cambria" fo:font-weight="bold" style:font-weight-asian="bold" style:font-name-complex="F" style:font-weight-complex="bold"/>
    </style:style>
    <style:style style:name="MP3" style:family="paragraph" style:parent-style-name="Header">
      <style:paragraph-properties fo:text-align="center" style:justify-single-word="false"/>
      <style:text-properties style:font-name="Cambria" fo:font-weight="bold" style:font-weight-asian="bold" style:font-name-complex="F" style:font-weight-complex="bold"/>
    </style:style>
    <style:style style:name="MT1" style:family="text">
      <style:text-properties fo:font-weight="bold" style:font-weight-asian="bold"/>
    </style:style>
    <style:style style:name="MT2" style:family="text">
      <style:text-properties fo:language="en" fo:country="GB" fo:font-weight="bold" style:font-weight-asian="bold"/>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4">
      <style:page-layout-properties fo:page-width="11in" fo:page-height="8.5in" style:num-format="1" style:print-orientation="landscape" fo:margin-top="0.5in" fo:margin-bottom="0.5in" fo:margin-left="1in" fo:margin-right="1in" style:writing-mode="lr-tb" style:layout-grid-color="#c0c0c0" style:layout-grid-lines="33" style:layout-grid-base-height="0.1665in" style:layout-grid-ruby-height="0.0598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75in" fo:margin-left="0in" fo:margin-right="0in" fo:margin-top="0.7102in" style:dynamic-spacing="true"/>
      </style:footer-style>
    </style:page-layout>
  </office:automatic-styles>
  <office:master-styles>
    <style:master-page style:name="Standard" style:page-layout-name="Mpm1">
      <style:header>
        <text:p text:style-name="MP1"><text:span text:style-name="MT1">ODUG – POSTCODE OWNERSHIP</text:span></text:p>
        <text:p text:style-name="MP1">January 25, 2013</text:p>
        <text:p text:style-name="Header"/>
      </style:header>
      <style:header-left>
        <text:p text:style-name="Header"/>
      </style:header-left>
      <style:footer>
        <text:p text:style-name="MP2"/>
        <text:p text:style-name="No_20_Spacing"><text:span text:style-name="MT1">Page </text:span><text:span text:style-name="MT1"><text:page-number text:select-page="current">7</text:page-number></text:span></text:p>
        <text:p text:style-name="MP2"/>
        <text:p text:style-name="MP2"/>
        <text:p text:style-name="MP3"/>
        <text:p text:style-name="MP2"/>
        <text:p text:style-name="Footer"/>
      </style:footer>
      <style:footer-left>
        <text:p text:style-name="Footer"/>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First_20_Page" style:display-name="First Page" style:page-layout-name="Mpm3" style:next-style-name="Standard">
      <style:header>
        <text:p text:style-name="Header"/>
      </style:header>
      <style:footer>
        <text:p text:style-name="Footer"/>
      </style:footer>
    </style:master-page>
    <style:master-page style:name="Converted14" style:page-layout-name="Mpm4">
      <style:header>
        <text:p text:style-name="MP1"><text:span text:style-name="MT2">ODUG – POSTCODE OWNERSHIP</text:span></text:p>
        <text:p text:style-name="MP1">January 25, 2013</text:p>
        <text:p text:style-name="Header"/>
      </style:header>
      <style:footer>
        <text:p text:style-name="MP2"/>
        <text:p text:style-name="No_20_Spacing"><text:span text:style-name="MT1">Page </text:span><text:span text:style-name="MT1"><text:page-number text:select-page="current">10</text:page-number></text:span></text:p>
        <text:p text:style-name="MP2"/>
        <text:p text:style-name="MP2"/>
        <text:p text:style-name="MP3"/>
        <text:p text:style-name="MP2"/>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DUG – POSTCODE OWNERSHIP</dc:title>
    <meta:initial-creator>Heather</meta:initial-creator>
    <dc:creator>Pawel Ratajczak</dc:creator>
    <meta:editing-cycles>14</meta:editing-cycles>
    <meta:print-date>2013-01-25T15:04:00</meta:print-date>
    <meta:creation-date>2013-01-25T10:47:00</meta:creation-date>
    <dc:date>2013-01-25T15:22:27</dc:date>
    <meta:editing-duration>PT1M2S</meta:editing-duration>
    <meta:generator>LibreOffice/3.5$Linux_X86_64 LibreOffice_project/350m1$Build-2</meta:generator>
    <meta:document-statistic meta:table-count="1" meta:image-count="0" meta:object-count="0" meta:page-count="10" meta:paragraph-count="103" meta:word-count="2093" meta:character-count="13938" meta:non-whitespace-character-count="11963"/>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